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Agile Projektentwicklung (Fortsetzung) – </text:span><text:span text:style-name="T1"><text:line-break/></text:span><text:span text:style-name="T1">Status und Agenda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Status</text:span></text:p>
          </draw:text-box>
        </draw:frame>
        <draw:frame presentation:style-name="pr5" draw:text-style-name="P2" draw:layer="layout" svg:width="12.603cm" svg:height="9.716cm" svg:x="1.397cm" svg:y="4cm" presentation:class="outline" presentation:user-transformed="true">
          <draw:text-box>
            <text:p>Für euer Projekt habt ihr bereits:</text:p>
            <text:list text:style-name="L2">
              <text:list-item>
                <text:p text:style-name="P5"><text:span text:style-name="T3">Agile Produktvision </text:span>erstellt</text:p>
              </text:list-item>
              <text:list-item>
                <text:p text:style-name="P5"><text:span text:style-name="T3">Agilen Projektauftrag </text:span>erstellt</text:p>
              </text:list-item>
              <text:list-item>
                <text:p>Agiles Team zusammengestellt</text:p>
              </text:list-item>
              <text:list-item>
                <text:p>Roadmap entwickelt</text:p>
              </text:list-item>
              <text:list-item>
                <text:p>Produkt und Persona über Kano-Modell in Bezug gestellt</text:p>
              </text:list-item>
            </text:list>
          </draw:text-box>
        </draw:frame>
        <draw:frame presentation:style-name="pr5" draw:text-style-name="P2" draw:layer="layout" svg:width="11.5cm" svg:height="9.716cm" svg:x="15cm" svg:y="4cm" presentation:class="outline" presentation:user-transformed="true">
          <draw:text-box>
            <text:p>Ihr könnt bereits folgende Fragen beantworten:</text:p>
            <text:list text:style-name="L2">
              <text:list-item>
                <text:p text:style-name="P5">Was ist ein Backlog?</text:p>
              </text:list-item>
              <text:list-item>
                <text:p text:style-name="P5">Was ist eine User-Story? Welche Informationen enthält sie?</text:p>
              </text:list-item>
              <text:list-item>
                <text:p text:style-name="P5">Wie kann ich eine Releases planen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genda</text:span></text:p>
          </draw:text-box>
        </draw:frame>
        <draw:frame presentation:style-name="pr5" draw:text-style-name="P2" draw:layer="layout" svg:width="16.103cm" svg:height="9.716cm" svg:x="1.397cm" svg:y="4cm" presentation:class="outline" presentation:user-transformed="true">
          <draw:text-box>
            <text:p>Wir setzen von gestern fort</text:p>
            <text:list text:style-name="L2">
              <text:list-item>
                <text:p>Elevator Pitch zum Abholen</text:p>
              </text:list-item>
              <text:list-item>
                <text:p>Aufgabe #7: Erstellen sie ihren Backlog</text:p>
                <text:list>
                  <text:list-item>
                    <text:p>Abwandlung</text:p>
                    <text:list>
                      <text:list-item>
                        <text:p>nur 2 der 6 User-Stories pro Person voll ausführen, beim Rest reichen die Eckpunkte</text:p>
                      </text:list-item>
                      <text:list-item>
                        <text:p>Zeitrahmen: 45 statt 60 Minuten</text:p>
                      </text:list-item>
                    </text:list>
                  </text:list-item>
                </text:list>
              </text:list-item>
              <text:list-item>
                <text:p>Backlog priorisieren</text:p>
              </text:list-item>
              <text:list-item>
                <text:p text:style-name="P5">Definition of Read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5H28M2S</meta:editing-duration>
    <meta:editing-cycles>49</meta:editing-cycles>
    <meta:generator>LibreOffice/7.0.4.2$MacOSX_X86_64 LibreOffice_project/dcf040e67528d9187c66b2379df5ea4407429775</meta:generator>
    <dc:title>Vivid</dc:title>
    <dc:date>2021-01-27T10:55:18.700815756</dc:date>
    <meta:document-statistic meta:object-count="69"/>
  </office:meta>
</office:document-meta>
</file>